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5b84" officeooo:paragraph-rsid="001b5b84"/>
    </style:style>
    <style:style style:name="P2" style:family="paragraph" style:parent-style-name="Standard">
      <style:text-properties officeooo:rsid="001b5b84" officeooo:paragraph-rsid="002c4aed"/>
    </style:style>
    <style:style style:name="P3" style:family="paragraph" style:parent-style-name="Standard">
      <style:text-properties officeooo:rsid="001b9702" officeooo:paragraph-rsid="001b9702"/>
    </style:style>
    <style:style style:name="P4" style:family="paragraph" style:parent-style-name="Standard">
      <style:text-properties officeooo:rsid="001d1355" officeooo:paragraph-rsid="001d1355"/>
    </style:style>
    <style:style style:name="P5" style:family="paragraph" style:parent-style-name="Standard">
      <style:text-properties officeooo:rsid="001d53c1" officeooo:paragraph-rsid="001d53c1"/>
    </style:style>
    <style:style style:name="P6" style:family="paragraph" style:parent-style-name="Standard">
      <style:text-properties officeooo:rsid="001e6629" officeooo:paragraph-rsid="001e6629"/>
    </style:style>
    <style:style style:name="P7" style:family="paragraph" style:parent-style-name="Standard">
      <style:text-properties officeooo:rsid="001e6725" officeooo:paragraph-rsid="001e6725"/>
    </style:style>
    <style:style style:name="P8" style:family="paragraph" style:parent-style-name="Standard">
      <style:text-properties officeooo:rsid="001eeaf1" officeooo:paragraph-rsid="001eeaf1"/>
    </style:style>
    <style:style style:name="P9" style:family="paragraph" style:parent-style-name="Standard">
      <style:text-properties fo:font-style="normal" officeooo:rsid="001d53c1" officeooo:paragraph-rsid="001d53c1" style:font-style-asian="normal" style:font-style-complex="normal"/>
    </style:style>
    <style:style style:name="P10" style:family="paragraph" style:parent-style-name="Standard">
      <style:text-properties officeooo:rsid="001f14a6" officeooo:paragraph-rsid="001f14a6"/>
    </style:style>
    <style:style style:name="P11" style:family="paragraph" style:parent-style-name="Standard">
      <style:text-properties officeooo:rsid="001f14a6" officeooo:paragraph-rsid="002deb9d"/>
    </style:style>
    <style:style style:name="P12" style:family="paragraph" style:parent-style-name="Standard">
      <style:text-properties officeooo:rsid="0021f767" officeooo:paragraph-rsid="0021f767"/>
    </style:style>
    <style:style style:name="P13" style:family="paragraph" style:parent-style-name="Standard">
      <style:text-properties officeooo:rsid="0023e906" officeooo:paragraph-rsid="0023e906"/>
    </style:style>
    <style:style style:name="P14" style:family="paragraph" style:parent-style-name="Standard">
      <style:text-properties officeooo:rsid="00265b14" officeooo:paragraph-rsid="00265b14"/>
    </style:style>
    <style:style style:name="P15" style:family="paragraph" style:parent-style-name="Standard">
      <style:text-properties officeooo:rsid="00265b14" officeooo:paragraph-rsid="00272fdc"/>
    </style:style>
    <style:style style:name="P16" style:family="paragraph" style:parent-style-name="Standard">
      <style:text-properties officeooo:rsid="00272fdc" officeooo:paragraph-rsid="00272fdc"/>
    </style:style>
    <style:style style:name="P17" style:family="paragraph" style:parent-style-name="Standard">
      <style:text-properties officeooo:rsid="002748c0" officeooo:paragraph-rsid="002748c0"/>
    </style:style>
    <style:style style:name="P18" style:family="paragraph" style:parent-style-name="Standard">
      <style:text-properties officeooo:rsid="0028adae" officeooo:paragraph-rsid="0028adae"/>
    </style:style>
    <style:style style:name="P19" style:family="paragraph" style:parent-style-name="Standard">
      <style:text-properties officeooo:rsid="002a531c" officeooo:paragraph-rsid="002a531c"/>
    </style:style>
    <style:style style:name="P20" style:family="paragraph" style:parent-style-name="Standard">
      <style:text-properties officeooo:rsid="002b3bc0" officeooo:paragraph-rsid="002b3bc0"/>
    </style:style>
    <style:style style:name="P21" style:family="paragraph" style:parent-style-name="Standard">
      <style:text-properties officeooo:rsid="002c4aed" officeooo:paragraph-rsid="002c4aed"/>
    </style:style>
    <style:style style:name="P22" style:family="paragraph" style:parent-style-name="Standard">
      <style:text-properties officeooo:rsid="002c4aed" officeooo:paragraph-rsid="002b3bc0"/>
    </style:style>
    <style:style style:name="P23" style:family="paragraph" style:parent-style-name="Standard">
      <style:text-properties officeooo:rsid="002c4aed" officeooo:paragraph-rsid="002e8a84"/>
    </style:style>
    <style:style style:name="P24" style:family="paragraph" style:parent-style-name="Standard">
      <style:text-properties officeooo:rsid="002deb9d" officeooo:paragraph-rsid="002deb9d"/>
    </style:style>
    <style:style style:name="P25" style:family="paragraph" style:parent-style-name="Standard">
      <style:text-properties officeooo:rsid="002deb9d" officeooo:paragraph-rsid="002e8a84"/>
    </style:style>
    <style:style style:name="P26" style:family="paragraph" style:parent-style-name="Standard">
      <style:text-properties fo:color="#000000" loext:opacity="100%" style:text-underline-style="none" officeooo:rsid="002deb9d" officeooo:paragraph-rsid="002deb9d"/>
    </style:style>
    <style:style style:name="P27" style:family="paragraph" style:parent-style-name="Standard">
      <style:text-properties fo:color="#000000" loext:opacity="100%" style:text-underline-style="none" officeooo:rsid="002e8a84" officeooo:paragraph-rsid="002e8a84"/>
    </style:style>
    <style:style style:name="P28" style:family="paragraph" style:parent-style-name="Standard">
      <style:text-properties style:text-underline-style="solid" style:text-underline-width="auto" style:text-underline-color="font-color" officeooo:rsid="0028adae" officeooo:paragraph-rsid="0028adae"/>
    </style:style>
    <style:style style:name="P29" style:family="paragraph" style:parent-style-name="Standard">
      <style:text-properties style:text-underline-style="solid" style:text-underline-width="auto" style:text-underline-color="font-color" officeooo:rsid="002c4aed" officeooo:paragraph-rsid="002c4aed"/>
    </style:style>
    <style:style style:name="P30" style:family="paragraph" style:parent-style-name="Standard">
      <style:text-properties style:text-underline-style="solid" style:text-underline-width="auto" style:text-underline-color="font-color" officeooo:rsid="002748c0" officeooo:paragraph-rsid="002748c0"/>
    </style:style>
    <style:style style:name="P31" style:family="paragraph" style:parent-style-name="Standard">
      <style:text-properties officeooo:rsid="002e8a84" officeooo:paragraph-rsid="002e8a84"/>
    </style:style>
    <style:style style:name="P32" style:family="paragraph" style:parent-style-name="Standard">
      <style:text-properties officeooo:rsid="003069a6" officeooo:paragraph-rsid="003069a6"/>
    </style:style>
    <style:style style:name="P33" style:family="paragraph" style:parent-style-name="Standard">
      <style:text-properties officeooo:rsid="003069a6" officeooo:paragraph-rsid="00317552"/>
    </style:style>
    <style:style style:name="P34" style:family="paragraph" style:parent-style-name="Standard">
      <style:text-properties fo:color="#000000" loext:opacity="100%" style:text-underline-style="none" officeooo:rsid="002e8a84" officeooo:paragraph-rsid="002e8a84"/>
    </style:style>
    <style:style style:name="P35" style:family="paragraph" style:parent-style-name="Standard">
      <style:text-properties officeooo:rsid="00317552" officeooo:paragraph-rsid="00317552"/>
    </style:style>
    <style:style style:name="T1" style:family="text">
      <style:text-properties officeooo:rsid="001b9702"/>
    </style:style>
    <style:style style:name="T2" style:family="text">
      <style:text-properties officeooo:rsid="001d1355"/>
    </style:style>
    <style:style style:name="T3" style:family="text">
      <style:text-properties officeooo:rsid="001d53c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55308d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text-underline-style="solid" style:text-underline-width="auto" style:text-underline-color="font-color"/>
    </style:style>
    <style:style style:name="T8" style:family="text">
      <style:text-properties fo:color="#c9211e" loext:opacity="100%" style:text-underline-style="solid" style:text-underline-width="auto" style:text-underline-color="font-color" officeooo:rsid="002deb9d"/>
    </style:style>
    <style:style style:name="T9" style:family="text">
      <style:text-properties fo:color="#2a6099" loext:opacity="100%"/>
    </style:style>
    <style:style style:name="T10" style:family="text">
      <style:text-properties officeooo:rsid="0023e906"/>
    </style:style>
    <style:style style:name="T11" style:family="text">
      <style:text-properties officeooo:rsid="00258f03"/>
    </style:style>
    <style:style style:name="T12" style:family="text">
      <style:text-properties officeooo:rsid="00272fdc"/>
    </style:style>
    <style:style style:name="T13" style:family="text">
      <style:text-properties officeooo:rsid="0027c486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748c0"/>
    </style:style>
    <style:style style:name="T16" style:family="text">
      <style:text-properties style:text-underline-style="solid" style:text-underline-width="auto" style:text-underline-color="font-color" officeooo:rsid="00353256"/>
    </style:style>
    <style:style style:name="T17" style:family="text">
      <style:text-properties officeooo:rsid="002b3bc0"/>
    </style:style>
    <style:style style:name="T18" style:family="text">
      <style:text-properties fo:color="#ff0000" loext:opacity="100%" style:text-underline-style="solid" style:text-underline-width="auto" style:text-underline-color="font-color"/>
    </style:style>
    <style:style style:name="T19" style:family="text">
      <style:text-properties fo:color="#ff0000" loext:opacity="100%" style:text-underline-style="solid" style:text-underline-width="auto" style:text-underline-color="font-color" officeooo:rsid="002a531c"/>
    </style:style>
    <style:style style:name="T20" style:family="text">
      <style:text-properties fo:color="#ff0000" loext:opacity="100%" style:text-underline-style="solid" style:text-underline-width="auto" style:text-underline-color="font-color" officeooo:rsid="002e8a84"/>
    </style:style>
    <style:style style:name="T21" style:family="text">
      <style:text-properties fo:color="#ff0000" loext:opacity="100%" style:text-underline-style="solid" style:text-underline-width="auto" style:text-underline-color="font-color" officeooo:rsid="00317552"/>
    </style:style>
    <style:style style:name="T22" style:family="text">
      <style:text-properties officeooo:rsid="002deb9d"/>
    </style:style>
    <style:style style:name="T23" style:family="text">
      <style:text-properties officeooo:rsid="002a531c"/>
    </style:style>
    <style:style style:name="T24" style:family="text">
      <style:text-properties officeooo:rsid="002e8a84"/>
    </style:style>
    <style:style style:name="T25" style:family="text">
      <style:text-properties fo:color="#000000" loext:opacity="100%" style:text-underline-style="none" officeooo:rsid="002e8a84"/>
    </style:style>
    <style:style style:name="T26" style:family="text">
      <style:text-properties officeooo:rsid="00317552"/>
    </style:style>
    <style:style style:name="T27" style:family="text">
      <style:text-properties officeooo:rsid="00353256"/>
    </style:style>
    <style:style style:name="T28" style:family="text">
      <style:text-properties officeooo:rsid="003546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<text:span text:style-name="T28">(So mach interesting thing)</text:span></text:p>
      <text:p text:style-name="P1"/>
      <text:p text:style-name="P6">IPv4 адрес 192.168.0.101 - представляет собой значение четырех октетов (октет - 8 двоичных разрядов) в десятичной системе счисления</text:p>
      <text:p text:style-name="P6"/>
      <text:p text:style-name="P6">192.168.0.101 = 11000000.10101000.00000000.01100101</text:p>
      <text:p text:style-name="P6"/>
      <text:p text:style-name="P7">Mask</text:p>
      <text:p text:style-name="P7">net.net.net.<text:span text:style-name="T5">sub</text:span> <text:s text:c="4"/>----net--- <text:s/>----net---- <text:s/>----net---- <text:span text:style-name="T5">----sub---</text:span></text:p>
      <text:p text:style-name="P7">255.255.255.<text:span text:style-name="T5">0</text:span> = 11111111.11111111.11111111.<text:span text:style-name="T5">00000000</text:span></text:p>
      <text:p text:style-name="P8">значения адресов внутри подсети</text:p>
      <text:p text:style-name="P7"/>
      <text:p text:style-name="P7">192.168.0.101/24</text:p>
      <text:p text:style-name="P7">mask 11111111.11111111.11111111.00000000</text:p>
      <text:p text:style-name="P7">ipv4 11000000.10101000.00000000.01100101 </text:p>
      <text:p text:style-name="P1"/>
      <text:p text:style-name="P10"><text:span text:style-name="T14">Network Classes. </text:span><text:span text:style-name="T15">Классовая Маршрутизация. </text:span><text:span text:style-name="T16">(От сотворения мира интернета</text:span><text:span text:style-name="T27">)</text:span></text:p>
      <text:p text:style-name="P10"/>
      <text:p text:style-name="P17">Классовая адресация – длина маски фиксирована целыми окетами, определяет классы сетей.</text:p>
      <text:p text:style-name="P11"/>
      <text:p text:style-name="P10">Class A 0 – адрес_сети 7 бит – адрес_хоста 24 бит </text:p>
      <text:p text:style-name="P12">networks_address <text:span text:style-name="T9">(1 – 126)</text:span><text:span text:style-name="T6">.0.0.0</text:span> <text:s/>(min 1-st socket 00000000 max 01111111) <text:span text:style-name="T10">50%</text:span></text:p>
      <text:p text:style-name="P12">hosts_address <text:span text:style-name="T9">(1-126)</text:span>.<text:span text:style-name="T6">(0-255).(0-255).(0-255)</text:span></text:p>
      <text:p text:style-name="P12"/>
      <text:p text:style-name="P10">Class B 10 – адрес_сети 14 бит – адрес_хоста 16 бит </text:p>
      <text:p text:style-name="P12">networks_address <text:span text:style-name="T9">(128-191).(0-255)</text:span><text:span text:style-name="T6">.0.0</text:span> (min 1-st socket 10000000 max 10111111) <text:span text:style-name="T10">25%</text:span></text:p>
      <text:p text:style-name="P12">hosts_address <text:span text:style-name="T9">(128-191).(0-255)</text:span>.<text:span text:style-name="T6">(0-255).(0-255)</text:span></text:p>
      <text:p text:style-name="P10"/>
      <text:p text:style-name="P10">Class C 110 – адрес_сети 21 бит – адрес_хоста 8 бит <text:span text:style-name="T10">12.5% </text:span></text:p>
      <text:p text:style-name="P13">network_address (192-223).(0-255).(0-255).0</text:p>
      <text:p text:style-name="P13">hosts_address (192-223).(0-255).(0-255).(0-255)</text:p>
      <text:p text:style-name="P10"/>
      <text:p text:style-name="P10">Class D 1110 – <text:span text:style-name="T11">(224-239) ад</text:span>рес_многоадресной_рассылки</text:p>
      <text:p text:style-name="P10">Class E 1111 – <text:span text:style-name="T11">(240-254) </text:span>Зарезервировано</text:p>
      <text:p text:style-name="P10"/>
      <text:p text:style-name="P16">network.host <text:tab/><text:tab/><text:tab/><text:tab/><text:tab/><text:tab/><text:tab/>ex:192.168.0.29/24</text:p>
      <text:p text:style-name="P10"/>
      <text:p text:style-name="P14">network.00000000<text:tab/><text:tab/>:network_address<text:tab/><text:tab/>ex:192.168.0.0/24</text:p>
      <text:p text:style-name="P14"/>
      <text:p text:style-name="P15"><text:span text:style-name="T12">Направленное </text:span>широковещание, позволяет <text:span text:style-name="T12">отправить</text:span> один пакет <text:span text:style-name="T12">который будет доставлен всем хостам сети (можно из одной сети в другую)</text:span></text:p>
      <text:p text:style-name="P15">network.11111111<text:tab/><text:tab/>:direct_mail <text:tab/><text:tab/><text:tab/>ex:192.168.0.255/24</text:p>
      <text:p text:style-name="P15"><text:s/></text:p>
      <text:p text:style-name="P15"><text:span text:style-name="T12">Ограниченное </text:span>широковещание, позволяет <text:span text:style-name="T12">отправить</text:span> один пакет <text:span text:style-name="T12">который будет доставлен всем хостам и узлам сети отправителя пакета</text:span></text:p>
      <text:p text:style-name="P14">11111111.11111111<text:tab/><text:tab/>:limited_mail<text:tab/><text:tab/><text:tab/>ex:255.255.255.255</text:p>
      <text:p text:style-name="P14"/>
      <text:p text:style-name="P16">Маршрут по умолчанию</text:p>
      <text:p text:style-name="P14">00000000.00000000<text:tab/><text:tab/>:address_null<text:tab/><text:tab/><text:tab/>ex:0.0.0.0</text:p>
      <text:p text:style-name="P14"><text:soft-page-break/></text:p>
      <text:p text:style-name="P16">Адрес узла в своей сети</text:p>
      <text:p text:style-name="P14">00000000.host<text:tab/><text:tab/>:host_address<text:tab/><text:tab/><text:tab/>ex:0.0.0.15</text:p>
      <text:p text:style-name="P14"/>
      <text:p text:style-name="P16">Петлевые адреса для теста протоколов TCP/IP, пакет оправляется отправителем самому себе </text:p>
      <text:p text:style-name="P14">127.*<text:tab/><text:tab/><text:tab/><text:tab/>:loop_address<text:tab/><text:tab/><text:tab/>ex:127.0.0.1<text:tab/></text:p>
      <text:p text:style-name="P10"/>
      <text:p text:style-name="P10"/>
      <text:p text:style-name="P30">Classless Inter-Domain Routing. Бесклассовая маршрутизация. <text:span text:style-name="T27">(используется м начала 90-х годов)</text:span></text:p>
      <text:p text:style-name="P1"/>
      <text:p text:style-name="P24">Подсеть – заимствование битов у маски.</text:p>
      <text:p text:style-name="P17"/>
      <text:p text:style-name="P17">VLSM Variable Length Subnet Mask – маска переменной длины, создает подсети</text:p>
      <text:p text:style-name="P17"/>
      <text:p text:style-name="P17">CIDR Classless Inter-Domain Routing – безклассовая внутридоменная маршрутизация, использующая VLSM, может адресовать блоки адресов. <text:span text:style-name="T13">Обьединяет сети в сеть.</text:span></text:p>
      <text:p text:style-name="P1"/>
      <text:p text:style-name="P28">Mask/24</text:p>
      <text:p text:style-name="P18">Network 192.168.0.0/24 (1 сеть/256 адресов)</text:p>
      <text:p text:style-name="P18">Mask 255.255.255.0</text:p>
      <text:p text:style-name="P18">Min.address 192.168.0.0</text:p>
      <text:p text:style-name="P18">Max.address 192.168.0.255</text:p>
      <text:p text:style-name="P18"/>
      <text:p text:style-name="P18"><text:span text:style-name="T14">Mask/25</text:span><text:tab/><text:tab/><text:span text:style-name="T23">Mask 255.255.255.</text:span><text:span text:style-name="T19">128</text:span></text:p>
      <text:p text:style-name="P20">11111111.11111111.11111111.<text:span text:style-name="T18">1</text:span>0000000</text:p>
      <text:p text:style-name="P19"/>
      <text:p text:style-name="P19">Получаем 2 подсети по 128 адресов:</text:p>
      <text:p text:style-name="P19"/>
      <text:p text:style-name="P19"><text:span text:style-name="T17">1 - </text:span><text:s/>192.168.0.0/25 адреса 192.168.0.(0-127) <text:tab/>от <text:span text:style-name="T18">0</text:span>0000000 до <text:span text:style-name="T18">0</text:span>1111111</text:p>
      <text:p text:style-name="P19"><text:span text:style-name="T17">2 - </text:span><text:s/>192.168.0.128/25 адреса 192.168.0.(128-255) <text:tab/>от <text:span text:style-name="T18">1</text:span>0000000 до <text:span text:style-name="T18">1</text:span>1111111</text:p>
      <text:p text:style-name="P19"/>
      <text:p text:style-name="P19">Так как первая цифра в <text:span text:style-name="T17">четвертом окете в первой подсети 0 а во второй 1, то пакеты будут передаваться только внутри этих подсетей, и мы получаем 2 независимые сети (подсети).</text:span></text:p>
      <text:p text:style-name="P19"/>
      <text:p text:style-name="P20"><text:span text:style-name="T14">Mask/26</text:span><text:tab/><text:tab/>255.255.255.<text:span text:style-name="T7">192</text:span></text:p>
      <text:p text:style-name="P20">11111111.11111111.11111111.<text:span text:style-name="T18">11</text:span>000000</text:p>
      <text:p text:style-name="P20"/>
      <text:p text:style-name="P20">Получаем 4 подсети по 64 адреса:</text:p>
      <text:p text:style-name="P20"/>
      <text:p text:style-name="P20">1 - <text:s/>192.168.0.(0-63)/26 <text:tab/>от <text:span text:style-name="T18">00</text:span>000000 до <text:span text:style-name="T18">00</text:span>111111</text:p>
      <text:p text:style-name="P20">2 - <text:s/>192.168.0.(64-127)/26 <text:tab/>от <text:span text:style-name="T18">01</text:span>000000 до <text:span text:style-name="T18">01</text:span>111111</text:p>
      <text:p text:style-name="P20">3 - <text:s/>192.168.0.(128-191)/26 <text:tab/>от <text:span text:style-name="T18">10</text:span>000000 до <text:span text:style-name="T18">10</text:span>111111</text:p>
      <text:p text:style-name="P20">4 - <text:s/>192.168.0.(192-255)/26 <text:tab/>от <text:span text:style-name="T18">11</text:span>000000 до <text:span text:style-name="T18">11</text:span>111111</text:p>
      <text:p text:style-name="P22"/>
      <text:p text:style-name="P29">Mask/(27-29)</text:p>
      <text:p text:style-name="P21"/>
      <text:p text:style-name="P21"><text:span text:style-name="T14">Mask/30</text:span><text:tab/><text:tab/><text:span text:style-name="T22">255.255.255.</text:span><text:span text:style-name="T8">252</text:span></text:p>
      <text:p text:style-name="P24">11111111.11111111.11111111.111111<text:span text:style-name="T7">00</text:span></text:p>
      <text:p text:style-name="P26">Получаем 64 подсети по 4 адреса</text:p>
      <text:p text:style-name="P21"><text:soft-page-break/></text:p>
      <text:p text:style-name="P23"><text:span text:style-name="T14">Mask/31</text:span> <text:tab/><text:tab/><text:span text:style-name="T24">225.225.255.</text:span><text:span text:style-name="T20">254</text:span><text:span text:style-name="T25"> <text:s text:c="2"/></text:span></text:p>
      <text:p text:style-name="P27">RFC3021 Можно делать специальные point-to-point links между маршрутизаторами, экономя IP пространства адресов. Почти не встречается.</text:p>
      <text:p text:style-name="P25">11111111.11111111.11111111.1111111<text:span text:style-name="T20">0</text:span></text:p>
      <text:p text:style-name="P31">Получаем 128 подсетей по 2 адреса</text:p>
      <text:p text:style-name="P20"/>
      <text:p text:style-name="P21"><text:span text:style-name="T14">Mask/32</text:span> <text:tab/><text:tab/><text:span text:style-name="T24">255.255.255.</text:span><text:span text:style-name="T20">255</text:span></text:p>
      <text:p text:style-name="P27">Маска для организации петлевых интерфейсов.</text:p>
      <text:p text:style-name="P25">11111111.11111111.11111111.<text:span text:style-name="T18">11111111</text:span></text:p>
      <text:p text:style-name="P31">Получаем 256 подсетей по 1 адресу</text:p>
      <text:p text:style-name="P31"/>
      <text:p text:style-name="P31">____</text:p>
      <text:p text:style-name="P31"/>
      <text:p text:style-name="P31"><text:span text:style-name="T14">Mask/23</text:span> <text:tab/><text:tab/>255.255.25<text:span text:style-name="T18">4</text:span>.0</text:p>
      <text:p text:style-name="P25">11111111.11111111.1111111<text:span text:style-name="T20">0</text:span><text:span text:style-name="T24">.00000000</text:span></text:p>
      <text:p text:style-name="P31">Получаем 1 сеть на 512 адресов</text:p>
      <text:p text:style-name="P31"/>
      <text:p text:style-name="P32">1 - <text:s/>192.168.<text:span text:style-name="T18">(0-1)</text:span>.(0-255)/23<text:tab/><text:tab/>от <text:span text:style-name="T18">0</text:span>.00000000 до <text:span text:style-name="T18">1</text:span>.11111111</text:p>
      <text:p text:style-name="P32"/>
      <text:p text:style-name="P33"><text:span text:style-name="T14">Mask/22</text:span> <text:tab/><text:tab/><text:span text:style-name="T26">255.255.25</text:span><text:span text:style-name="T21">2</text:span><text:span text:style-name="T26">.0</text:span></text:p>
      <text:p text:style-name="P33"><text:span text:style-name="T22">11111111.11111111.111111</text:span><text:span text:style-name="T21">00</text:span><text:span text:style-name="T26">.00000000</text:span></text:p>
      <text:p text:style-name="P35">Получаем 1 сеть на 1024 адреса</text:p>
      <text:p text:style-name="P33"/>
      <text:p text:style-name="P33"><text:span text:style-name="T26">1 - <text:s/>192.168.</text:span><text:span text:style-name="T21">(0-3)</text:span><text:span text:style-name="T26">.(0-255)/22 <text:tab/>от </text:span><text:span text:style-name="T21">00</text:span><text:span text:style-name="T26">.00000000 до </text:span><text:span text:style-name="T21">11</text:span><text:span text:style-name="T26">.</text:span><text:span text:style-name="T22">11111111</text:span> <text:tab/><text:tab/></text:p>
      <text:p text:style-name="P2"/>
      <text:p text:style-name="P2"/>
      <text:p text:style-name="P1">Network services</text:p>
      <text:p text:style-name="P1"/>
      <text:p text:style-name="P1">socket – программный интерфейс, предназначенный для обмена данными по сети </text:p>
      <text:p text:style-name="P1">port – число, определяющее программу или процесс на данном сетевом адресе</text:p>
      <text:p text:style-name="P1">0 - 1023 – общеизвестные порты (используются исключительно и как правило системными процессами или пользователем root, зарезервированны за службами и сервисами)</text:p>
      <text:p text:style-name="P1">1024 – 49151 – зарегистрированные порты (используются процессами user )</text:p>
      <text:p text:style-name="P1">49152 – 65535 – динамические порты (временное использование внутри закрытых сетей)</text:p>
      <text:p text:style-name="P1"/>
      <text:p text:style-name="P1">Для установки соединения необходимы 5 чисел: номер протокола, два ip адреса, и два номера порта. </text:p>
      <text:p text:style-name="P1"/>
      <text:p text:style-name="P3">20 – TCP/___ – FTP <text:s/>File Transfer Protocl (данные)</text:p>
      <text:p text:style-name="P3">21 – TCP/___ – FTP (авторизация)</text:p>
      <text:p text:style-name="P3">22 – TCP/UDP – SSH Secure Shell</text:p>
      <text:p text:style-name="P3">23 – TCP/UDP – Telnet <text:s/></text:p>
      <text:p text:style-name="P3">25 – TCP/UDP – SMTP Simple Mail Transfer Protocol (отправка почты) </text:p>
      <text:p text:style-name="P3">53 – TCP/UDP – DNS Domain Name System (имена)</text:p>
      <text:p text:style-name="P3">80 – TCP/UDP – HTTP Hyper Text Transfer Protocol (веб-страницы)</text:p>
      <text:p text:style-name="P3">110 – TCP/UDP – POP3 <text:span text:style-name="T2">Post Office Protocol </text:span>(получение почты)</text:p>
      <text:p text:style-name="P3">123 - <text:s/>TCP/UDP- NTP <text:s/><text:span text:style-name="T3">Network Time Protocol </text:span>(time)</text:p>
      <text:p text:style-name="P3">139 - <text:s/>TCP/UDP – NetBios <text:span text:style-name="T3">(старый IBM PC </text:span>сети Microsoft)</text:p>
      <text:p text:style-name="P3"><text:soft-page-break/>143 - <text:s/>TCP/UDP – IMAP <text:span text:style-name="T3">Interet Massage Access Protocol </text:span>(cинхронизация почты)</text:p>
      <text:p text:style-name="P4">161 - <text:s/><text:span text:style-name="T1">TCP/UDP – </text:span>SNMP <text:span text:style-name="T3">Simple Network Management Protocol </text:span>(управление)</text:p>
      <text:p text:style-name="P4">162 - <text:s/><text:span text:style-name="T1">TCP/UDP – </text:span>SNMPTRAP (<text:span text:style-name="T3">ловушки </text:span>отправка сигналов)</text:p>
      <text:p text:style-name="P4">389 - <text:s/><text:span text:style-name="T1">TCP/UDP – </text:span>LDAP <text:span text:style-name="T3">Light Weight Directory Access Protocol </text:span>(служба каталогов)</text:p>
      <text:p text:style-name="P5">443 - <text:s/><text:span text:style-name="T1">TCP/UDP – </text:span>HTTPS (Secure)</text:p>
      <text:p text:style-name="P5">465 - <text:s/><text:span text:style-name="T1">TCP/UDP – </text:span>SMTPS </text:p>
      <text:p text:style-name="P5">514 - <text:s/>___<text:span text:style-name="T1">/UDP – </text:span>SYSLOG </text:p>
      <text:p text:style-name="P5">636 - <text:s/><text:span text:style-name="T1">TCP/UDP – </text:span>LDAPS</text:p>
      <text:p text:style-name="P5">993 - <text:s/><text:span text:style-name="T1">TCP/UDP – </text:span>IMAPS </text:p>
      <text:p text:style-name="P5">995 – <text:span text:style-name="T1">TCP/UDP – </text:span>POP3S</text:p>
      <text:p text:style-name="P5"/>
      <text:p text:style-name="P5"># less /<text:span text:style-name="T4">etc/services (все порты и описание)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6:07:53.036129745</meta:creation-date>
    <dc:date>2022-09-29T18:18:50.568267787</dc:date>
    <meta:editing-duration>PT1H17M14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4" meta:paragraph-count="107" meta:word-count="643" meta:character-count="5393" meta:non-whitespace-character-count="4717"/>
  </office:meta>
</office:document-meta>
</file>